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T1" style:family="text">
      <style:text-properties officeooo:rsid="00044e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성장배경]</text:p>
      <text:p text:style-name="Standard"/>
      <text:p text:style-name="Standard">고교 시절에 합창단 단장을 했었는데 직책 욕심이나 그런 것 때문이 아닌 단원들을 아우르고 “함께”를 추구 하다 보니 학업과 맞물려 단원들을 독려하는 수준이 아닌 아주 열심히 챙겨야 돌아가지는 그런 동아리였었습니다. 그때 당시에는 동아리 체계가 안 잡혀있다는 탓을 했는데 돌이켜보면 저의 리더쉽의 부족함을 자각하게 되는 계기가 되었습니다.</text:p>
      <text:p text:style-name="Standard"/>
      <text:p text:style-name="Standard">졸업 후 가족분들이 해병대 조부,부친이 해병대 전역자시라 <text:s/>해병대 입대를 하게 되었고 훈련을 하면서 육체적, 정신적 한계를 뛰어 넘으면서 동기간 우애, 협력 등 많은 것을 여태껏 경험해보지 못한 것을 격으면서 나를 뒤돌아 보게 되었습니다. 그래서 인지 사회 생활에 있어 두려움 없이 할 수 있었습니다. <text:s/></text:p>
      <text:p text:style-name="Standard"/>
      <text:p text:style-name="Standard"/>
      <text:p text:style-name="Standard">계기]</text:p>
      <text:p text:style-name="Standard"/>
      <text:p text:style-name="Standard">약 8년 정도를 건설 현장, 페인트, 석공, 철공, 미장, 조적 등 건물에 관련된 업무를 했었습니다.</text:p>
      <text:p text:style-name="Standard">다양한 현장 일을 하면서 육체적 한계, 위험성(사고) 등 수많은 고난이 있었지만 돈을 바라보고 다 이겨냈습니다. 그렇게 시간을 많이 쓴 만큼 사용된 시간은 돈으로 바뀌어져 있었습니다.</text:p>
      <text:p text:style-name="Standard">한참을 그렇게 일을 한 후에야 결심이 섰습니다. 이렇게 계속 일하면 남은 건 돈 밖에 없다. 그렇다고 그 남아있는 돈으로 평생을 먹고살 수 있는가. 돈이 중요한가? 그렇게 돈보다 더 중요한 것을 찾아다니던 중 앞에 일하던 건설/건축 경력을 다 갈아엎고 제로베이스로 목표를 잡았습니다.</text:p>
      <text:p text:style-name="Standard">목표 없이 돈을 따랐었지만 이제 그래선 안된다. 목표를 잡자 하여 그렇게 잡게 된 것이 컴퓨터 였습니다.</text:p>
      <text:p text:style-name="Standard"/>
      <text:p text:style-name="Standard"/>
      <text:p text:style-name="Standard">성격] 지뢰탐지-랭커</text:p>
      <text:p text:style-name="Standard"/>
      <text:p text:style-name="Standard"/>
      <text:p text:style-name="Standard"/>
      <text:p text:style-name="Standard"/>
      <text:p text:style-name="Standard"/>
      <text:p text:style-name="Standard">지원동기 및 포부]</text:p>
      <text:p text:style-name="Standard"/>
      <text:p text:style-name="Standard">초등학교때 학교에서 컴퓨터를 배운적이 있습니다. 너무간단한것 들이라 이런것들이 있구나 하고 넘어갔었죠 10살쯤이라고 하겠습니다.</text:p>
      <text:p text:style-name="Standard">20대 초반에 컴퓨터 학원에 갈 뻔 한적이 있습니다. 사정상 이라는 핑계로 배움을 곁에두지 못했습니다.</text:p>
      <text:p text:style-name="Standard">지금의 나이가 되어 돌고 돌아 다시 컴퓨터로 왔습니다. 앞에 두번의 기회를 잡았다면? 이라는 생각은 지금 아무 쓸모가 없습니다.</text:p>
      <text:p text:style-name="Standard">지금 컴퓨터를 접했고 배웠고 이 길이 아니라 다른길은 생각조차 할 수 없습니다.</text:p>
      <text:p text:style-name="Standard">(미생) 이라는 드라마에서 상사가 이런말을 했습니다.</text:p>
      <text:p text:style-name="Standard">어떻게 해서든 총칼들고 여기 전쟁터에서 싸워버텨이겨야한다고, 밖에 나갈순 없다고. 나가면 밖은 지옥이라고.</text:p>
      <text:p text:style-name="Standard">애초 지옥에 살고있어서 그저 웃고 넘긴 대사지만 지금 다시 지옥으로 가서 살아라 면 전 안갈겁니다. 안가고싶고 안갈겁니다. 무조껀/</text:p>
      <text:p text:style-name="Standard"><text:soft-page-break/>전쟁터는 뭐든 어디든 전 지옥만 아니면 되니 총칼 그런것도 필요없습니다 그냥 입사해서 저만의 무기를 만들어 이 업계의 정점에 서겠습니다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erif CJK KR" svg:font-family="'Noto Serif CJK K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16:05:11.514889602</meta:creation-date>
    <dc:date>2022-05-13T16:53:50.843728060</dc:date>
    <meta:editing-duration>PT37M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950" meta:character-count="1241" meta:non-whitespace-character-count="952"/>
  </office:meta>
</office:document-meta>
</file>